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8.05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50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 Spent (hours)</text:p>
          </table:table-cell>
          <table:table-cell office:value-type="string" calcext:value-type="string">
            <text:p>Current Work:</text:p>
          </table:table-cell>
          <table:table-cell office:value-type="string" calcext:value-type="string">
            <text:p><text:a xlink:href="https://github.com/Mcdonoughd/Modular-Netlogo" xlink:type="simple">https://github.com/Mcdonoughd/Modular-Netlogo</text:a></text:p>
          </table:table-cell>
        </table:table-row>
        <table:table-row table:style-name="ro1">
          <table:table-cell office:value-type="date" office:date-value="2018-09-20" calcext:value-type="date">
            <text:p>09/20/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ersion Update: </text:p>
          </table:table-cell>
          <table:table-cell office:value-type="string" calcext:value-type="string">
            <text:p><text:a xlink:href="https://github.com/Mcdonoughd/Modular-Netlogo/commits/master" xlink:type="simple">https://github.com/Mcdonoughd/Modular-Netlogo/commits/master</text:a></text:p>
          </table:table-cell>
        </table:table-row>
        <table:table-row table:style-name="ro1">
          <table:table-cell office:value-type="date" office:date-value="2018-09-21" calcext:value-type="date">
            <text:p>09/21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22" calcext:value-type="date">
            <text:p>09/22/18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date" office:date-value="2018-09-23" calcext:value-type="date">
            <text:p>09/23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24" calcext:value-type="date">
            <text:p>09/24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09-25" calcext:value-type="date">
            <text:p>09/25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09-26" calcext:value-type="date">
            <text:p>09/26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27" calcext:value-type="date">
            <text:p>09/27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28" calcext:value-type="date">
            <text:p>09/28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29" calcext:value-type="date">
            <text:p>09/29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30" calcext:value-type="date">
            <text:p>09/30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10-01" calcext:value-type="date">
            <text:p>10/01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02" calcext:value-type="date">
            <text:p>10/02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03" calcext:value-type="date">
            <text:p>10/03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04" calcext:value-type="date">
            <text:p>10/04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05" calcext:value-type="date">
            <text:p>10/05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06" calcext:value-type="date">
            <text:p>10/06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10-07" calcext:value-type="date">
            <text:p>10/07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08" calcext:value-type="date">
            <text:p>10/08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09" calcext:value-type="date">
            <text:p>10/09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10" calcext:value-type="date">
            <text:p>10/10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11" calcext:value-type="date">
            <text:p>10/11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12" calcext:value-type="date">
            <text:p>10/12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18-10-13" calcext:value-type="date">
            <text:p>10/13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14" calcext:value-type="date">
            <text:p>10/14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18-10-15" calcext:value-type="date">
            <text:p>10/15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10-16" calcext:value-type="date">
            <text:p>10/16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17" calcext:value-type="date">
            <text:p>10/17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10-18" calcext:value-type="date">
            <text:p>10/18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19" calcext:value-type="date">
            <text:p>10/19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20" calcext:value-type="date">
            <text:p>10/20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21" calcext:value-type="date">
            <text:p>10/21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18-10-22" calcext:value-type="date">
            <text:p>10/22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18-10-23" calcext:value-type="date">
            <text:p>10/23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3">00/00/0000</text:date>, <text:time style:data-style-name="N2" text:time-value="00:52:11.3325580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08:24:15.632296645</meta:creation-date>
    <meta:generator>LibreOffice/5.1.6.2$Linux_X86_64 LibreOffice_project/10m0$Build-2</meta:generator>
    <dc:date>2018-10-23T00:52:55.815608292</dc:date>
    <meta:editing-duration>PT8M53S</meta:editing-duration>
    <meta:editing-cycles>4</meta:editing-cycles>
    <meta:document-statistic meta:table-count="1" meta:cell-count="74" meta:object-count="0"/>
  </office:meta>
</office:document-meta>
</file>